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e02" officeooo:paragraph-rsid="000bcbff"/>
    </style:style>
    <style:style style:name="P2" style:family="paragraph" style:parent-style-name="Standard">
      <style:text-properties officeooo:paragraph-rsid="000bcbff"/>
    </style:style>
    <style:style style:name="P3" style:family="paragraph" style:parent-style-name="Standard">
      <style:paragraph-properties fo:break-before="page"/>
      <style:text-properties officeooo:paragraph-rsid="000bcbff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bcbff"/>
    </style:style>
    <style:style style:name="P5" style:family="paragraph" style:parent-style-name="Heading_20_1">
      <style:text-properties fo:font-variant="normal" fo:text-transform="none" fo:color="#24292e" style:font-name="apple-system" fo:font-size="12pt" fo:letter-spacing="normal" fo:font-style="normal" fo:font-weight="normal" officeooo:paragraph-rsid="000bcbff"/>
    </style:style>
    <style:style style:name="P6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paragraph-rsid="000bcbff"/>
    </style:style>
    <style:style style:name="P7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officeooo:rsid="001ace02" officeooo:paragraph-rsid="000bcbff"/>
    </style:style>
    <style:style style:name="P8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officeooo:paragraph-rsid="000bcbff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0bcbff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fo:letter-spacing="normal" fo:background-color="transparent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6" text:outline-level="2"><text:bookmark text:name="user-content-2-read-in-a-csv-file"/>2.Read in a CSV file</text:h>
      <text:p text:style-name="P4"><text:span text:style-name="T3">Add the following lines to your </text:span><text:span text:style-name="Source_20_Text"><text:span text:style-name="T2">seeds.rb</text:span></text:span><text:span text:style-name="T3"> file:</text:span></text:p>
      <text:p text:style-name="P9"><text:span text:style-name="Source_20_Text"><text:span text:style-name="T1">require 'csv'</text:span></text:span></text:p>
      <text:p text:style-name="P8"/>
      <text:p text:style-name="P8"><text:span text:style-name="Source_20_Text"><text:span text:style-name="T1">csv_text = File.read(Rails.root.join('lib', 'seeds', 'admech.csv'))</text:span></text:span></text:p>
      <text:p text:style-name="P8"><text:span text:style-name="Source_20_Text"><text:span text:style-name="T1">puts csv_text</text:span></text:span></text:p>
      <text:p text:style-name="P4"><text:span text:style-name="T3">The first line requires the Ruby CSV library we need to properly parse the CSV data.The next line reads in the CSV file into a variable.The last line prints the contents of the variable.When you run </text:span><text:span text:style-name="Source_20_Text"><text:span text:style-name="T2">rake db:seed</text:span></text:span><text:span text:style-name="T3"> you should see a wall of text representing your CSV data.It's a first step, but we've still got a lot of work to do.</text:span></text:p>
      <text:p text:style-name="P4"><text:span text:style-name="T3">We'll keep building off this code until we've created a working seeds file.You should be able to run </text:span><text:span text:style-name="Source_20_Text"><text:span text:style-name="T2">rake db:seed</text:span></text:span><text:span text:style-name="T3"> at the end of each step</text:span></text:p>
      <text:h text:style-name="P6" text:outline-level="2"><text:bookmark text:name="user-content-3-parse-the-csv"/>3.Parse the CSV</text:h>
      <text:p text:style-name="P9"><text:span text:style-name="Source_20_Text"><text:span text:style-name="T1">require 'csv'</text:span></text:span></text:p>
      <text:p text:style-name="P8"/>
      <text:p text:style-name="P8"><text:span text:style-name="Source_20_Text"><text:span text:style-name="T1">csv_text = File.read(Rails.root.join('lib', 'seeds', 'admech.csv'))</text:span></text:span></text:p>
      <text:p text:style-name="P8"><text:span text:style-name="Source_20_Text"><text:span text:style-name="T1">csv = CSV.parse(csv_text, :headers =&gt; true, :encoding =&gt; 'ISO-8859-1')</text:span></text:span></text:p>
      <text:p text:style-name="P8"><text:span text:style-name="Source_20_Text"><text:span text:style-name="T1">puts csv</text:span></text:span></text:p>
      <text:p text:style-name="P4"><text:span text:style-name="T3">The new line converts the CSV file into a structure that Ruby can read.The </text:span><text:span text:style-name="Source_20_Text"><text:span text:style-name="T2">:headers =&gt; true</text:span></text:span><text:span text:style-name="T3"> option tells the parser to ignore the first line of the CSV file.</text:span></text:p>
      <text:h text:style-name="P6" text:outline-level="2"><text:bookmark text:name="user-content-4-looping-through-the-parsed-data"/>4.Looping through the parsed data</text:h>
      <text:p text:style-name="P9"><text:span text:style-name="Source_20_Text"><text:span text:style-name="T1">require 'csv'</text:span></text:span></text:p>
      <text:p text:style-name="P8"/>
      <text:p text:style-name="P8"><text:span text:style-name="Source_20_Text"><text:span text:style-name="T1">csv_text = File.read(Rails.root.join('lib', 'seeds', 'admech.csv'))</text:span></text:span></text:p>
      <text:p text:style-name="P8"><text:span text:style-name="Source_20_Text"><text:span text:style-name="T1">csv = CSV.parse(csv_text, :headers =&gt; true, :encoding =&gt; 'ISO-8859-1')</text:span></text:span></text:p>
      <text:p text:style-name="P8"><text:span text:style-name="Source_20_Text"><text:span text:style-name="T1">csv.each do |row|</text:span></text:span></text:p>
      <text:p text:style-name="P8"><text:span text:style-name="Source_20_Text"><text:span text:style-name="T4"><text:s text:c="2"/></text:span></text:span><text:span text:style-name="Source_20_Text"><text:span text:style-name="T1">puts row.to_hash</text:span></text:span></text:p>
      <text:p text:style-name="P8"><text:span text:style-name="Source_20_Text"><text:span text:style-name="T1">end</text:span></text:span></text:p>
      <text:p text:style-name="P4"><text:span text:style-name="T3">This new addition loops through the entire CSV file and converts each row of the document into a hash.The headers of the CSV file will be used as keys for the hash because we added the </text:span><text:span text:style-name="Source_20_Text"><text:span text:style-name="T2">:headers =&gt; true</text:span></text:span><text:span text:style-name="T3"> option in our previous step.</text:span></text:p>
      <text:h text:style-name="P6" text:outline-level="2"><text:bookmark text:name="user-content-5-create-a-database-object-from-each-row"/><text:soft-page-break/>5.Create a database object from each row</text:h>
      <text:p text:style-name="P9"><text:span text:style-name="Source_20_Text"><text:span text:style-name="T1">require 'csv'</text:span></text:span></text:p>
      <text:p text:style-name="P8"/>
      <text:p text:style-name="P8"><text:span text:style-name="Source_20_Text"><text:span text:style-name="T1">csv_text = File.read(Rails.root.join('lib', 'seeds', 'admech.csv'))</text:span></text:span></text:p>
      <text:p text:style-name="P8"><text:span text:style-name="Source_20_Text"><text:span text:style-name="T1">csv = CSV.parse(csv_text, :headers =&gt; true, :encoding =&gt; 'ISO-8859-1')</text:span></text:span></text:p>
      <text:p text:style-name="P8"><text:span text:style-name="Source_20_Text"><text:span text:style-name="T1">csv.each do |row|</text:span></text:span></text:p>
      <text:p text:style-name="P8"><text:span text:style-name="Source_20_Text"><text:span text:style-name="T4"><text:s text:c="2"/></text:span></text:span><text:span text:style-name="Source_20_Text"><text:span text:style-name="T1">t = Transaction.new</text:span></text:span></text:p>
      <text:p text:style-name="P8"><text:span text:style-name="Source_20_Text"><text:span text:style-name="T4"><text:s text:c="2"/></text:span></text:span><text:span text:style-name="Source_20_Text"><text:span text:style-name="T1">t.street = row['street']</text:span></text:span></text:p>
      <text:p text:style-name="P8"><text:span text:style-name="Source_20_Text"><text:span text:style-name="T4"><text:s text:c="2"/></text:span></text:span><text:span text:style-name="Source_20_Text"><text:span text:style-name="T1">t.city = row['city']</text:span></text:span></text:p>
      <text:p text:style-name="P8"><text:span text:style-name="Source_20_Text"><text:span text:style-name="T4"><text:s text:c="2"/></text:span></text:span><text:span text:style-name="Source_20_Text"><text:span text:style-name="T1">t.zip = row['zip']</text:span></text:span></text:p>
      <text:p text:style-name="P8"><text:span text:style-name="Source_20_Text"><text:span text:style-name="T4"><text:s text:c="2"/></text:span></text:span><text:span text:style-name="Source_20_Text"><text:span text:style-name="T1">t.zip = row['zip']</text:span></text:span></text:p>
      <text:p text:style-name="P8"><text:span text:style-name="Source_20_Text"><text:span text:style-name="T4"><text:s text:c="2"/></text:span></text:span><text:span text:style-name="Source_20_Text"><text:span text:style-name="T1">t.state = row['state']</text:span></text:span></text:p>
      <text:p text:style-name="P8"><text:span text:style-name="Source_20_Text"><text:span text:style-name="T4"><text:s text:c="2"/></text:span></text:span><text:span text:style-name="Source_20_Text"><text:span text:style-name="T1">t.beds = row['beds']</text:span></text:span></text:p>
      <text:p text:style-name="P8"><text:span text:style-name="Source_20_Text"><text:span text:style-name="T4"><text:s text:c="2"/></text:span></text:span><text:span text:style-name="Source_20_Text"><text:span text:style-name="T1">t.sq_feet = row['sq_feet']</text:span></text:span></text:p>
      <text:p text:style-name="P8"><text:span text:style-name="Source_20_Text"><text:span text:style-name="T4"><text:s text:c="2"/></text:span></text:span><text:span text:style-name="Source_20_Text"><text:span text:style-name="T1">t.category = row['type']</text:span></text:span></text:p>
      <text:p text:style-name="P8"><text:span text:style-name="Source_20_Text"><text:span text:style-name="T4"><text:s text:c="2"/></text:span></text:span><text:span text:style-name="Source_20_Text"><text:span text:style-name="T1">t.sale_date = row['sale_date']</text:span></text:span></text:p>
      <text:p text:style-name="P8"><text:span text:style-name="Source_20_Text"><text:span text:style-name="T4"><text:s text:c="2"/></text:span></text:span><text:span text:style-name="Source_20_Text"><text:span text:style-name="T1">t.price = row['price']</text:span></text:span></text:p>
      <text:p text:style-name="P8"><text:span text:style-name="Source_20_Text"><text:span text:style-name="T4"><text:s text:c="2"/></text:span></text:span><text:span text:style-name="Source_20_Text"><text:span text:style-name="T1">t.lat = row['latitude']</text:span></text:span></text:p>
      <text:p text:style-name="P8"><text:span text:style-name="Source_20_Text"><text:span text:style-name="T4"><text:s text:c="2"/></text:span></text:span><text:span text:style-name="Source_20_Text"><text:span text:style-name="T1">t.lng = row['longitude']</text:span></text:span></text:p>
      <text:p text:style-name="P8"><text:span text:style-name="Source_20_Text"><text:span text:style-name="T4"><text:s text:c="2"/></text:span></text:span><text:span text:style-name="Source_20_Text"><text:span text:style-name="T1">t.save</text:span></text:span></text:p>
      <text:p text:style-name="P8"><text:span text:style-name="Source_20_Text"><text:span text:style-name="T4"><text:s text:c="2"/></text:span></text:span><text:span text:style-name="Source_20_Text"><text:span text:style-name="T1">puts "#{t.street}, #{t.city} saved"</text:span></text:span></text:p>
      <text:p text:style-name="P8"><text:span text:style-name="Source_20_Text"><text:span text:style-name="T1">end</text:span></text:span></text:p>
      <text:p text:style-name="P8"/>
      <text:p text:style-name="P8"><text:span text:style-name="Source_20_Text"><text:span text:style-name="T1">puts "There are now #{Transaction.count} rows in the transactions table"</text:span></text:span></text:p>
      <text:p text:style-name="P2"/>
      <text:p text:style-name="P2"/>
      <text:p text:style-name="P3"/>
      <text:p text:style-name="P1"/>
      <text:p text:style-name="P7"><text:span text:style-name="Source_20_Text"><text:span text:style-name="T1">t = Transaction.new</text:span></text:span></text:p>
      <text:p text:style-name="P1">t.name <text:s/>= row['name']</text:p>
      <text:p text:style-name="P1">t.role <text:s/>= row['role']</text:p>
      <text:p text:style-name="P1">t.power <text:s text:c="2"/>= row['power']</text:p>
      <text:p text:style-name="P1">t.shooting <text:s text:c="2"/>= row['shooting_skill']</text:p>
      <text:p text:style-name="P1">t.combat <text:s text:c="2"/>= row['combat_skill']</text:p>
      <text:p text:style-name="P1">t.strength <text:s text:c="2"/>= row['strength']</text:p>
      <text:p text:style-name="P1">t.toughness <text:s text:c="2"/>= row['toughness']</text:p>
      <text:p text:style-name="P1">t.attacks <text:s text:c="2"/>= row['attacks']</text:p>
      <text:p text:style-name="P1">t.wounds <text:s text:c="2"/>= row['wounds']</text:p>
      <text:p text:style-name="P1">t.leadership <text:s text:c="2"/>= row['leadership']</text:p>
      <text:p text:style-name="P1">t.armor_save <text:s text:c="2"/>= row['armor_save']</text:p>
      <text:p text:style-name="P1">t.invul_shooting <text:s text:c="2"/>= row['invul_shooting']</text:p>
      <text:p text:style-name="P1">t.invul_combat <text:s text:c="2"/>= row['invul_combat']</text:p>
      <text:p text:style-name="P1">t.single_model_point_cost <text:s text:c="2"/>= row['single_model_point_cost']</text:p>
      <text:p text:style-name="P1">t.model_count_increment <text:s text:c="2"/>= row['model_count_increment']</text:p>
      <text:p text:style-name="P1">t.power_for_each_increment <text:s text:c="2"/>= row['power_for_each_increment']</text:p>
      <text:p text:style-name="P1">t.min_model_count <text:s text:c="2"/>= row['min_model_count']</text:p>
      <text:p text:style-name="P1">t.max_model_count <text:s text:c="2"/>= row['max_model_count']</text:p>
      <text:p text:style-name="P1">t.first_slot <text:s text:c="2"/>= row['first_slot']</text:p>
      <text:p text:style-name="P1">t.second_slot <text:s text:c="2"/>= row['second_slot']</text:p>
      <text:p text:style-name="P1">t.third_slot <text:s text:c="2"/>= row['third_slot'] </text:p>
      <text:p text:style-name="P1">t.fourth_slot <text:s text:c="2"/>= row['fourth_slot']</text:p>
      <text:p text:style-name="P1">t.movement <text:s text:c="2"/>= row['movement']</text:p>
      <text:p text:style-name="P1">t.tags <text:s/>= row['tags']</text:p>
      <text:p text:style-name="P1"/>
      <text:p text:style-name="P8"><text:span text:style-name="Source_20_Text"><text:span text:style-name="T4"><text:s text:c="2"/></text:span></text:span><text:span text:style-name="Source_20_Text"><text:span text:style-name="T1">t.save</text:span></text:span></text:p>
      <text:p text:style-name="P7"><text:span text:style-name="Source_20_Text"><text:span text:style-name="T4"><text:s text:c="2"/></text:span></text:span><text:span text:style-name="Source_20_Text"><text:span text:style-name="T1">puts "#{t.name} saved"</text:span></text:span></text:p>
      <text:p text:style-name="P1"><text:s text:c="2"/>end</text:p>
      <text:p text:style-name="P7"><text:span text:style-name="Source_20_Text"><text:span text:style-name="T1">puts "There are now #{Transaction.count} rows in the transactions table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46:31.575651578</meta:creation-date>
    <dc:date>2017-06-16T15:47:51.108792088</dc:date>
    <meta:editing-duration>PT1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72" meta:word-count="403" meta:character-count="3032" meta:non-whitespace-character-count="2617"/>
  </office:meta>
</office:document-meta>
</file>